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8.302cm" svg:y="1.936cm">
          <text:p text:style-name="P1"><text:span text:style-name="T1">Recherche des</text:span></text:p>
          <text:p text:style-name="P1"><text:span text:style-name="T1">programm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2.207cm" svg:y="4.475cm">
          <text:p text:style-name="P1"><text:span text:style-name="T1">Envoi résultats</text:span></text:p>
          <text:p text:style-name="P1"><text:span text:style-name="T1">au back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0.526cm" svg:y="4.475cm">
          <text:p text:style-name="P1"><text:span text:style-name="T1">Windo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4cm" svg:height="1.27cm" svg:x="12.431cm" svg:y="8.285cm">
          <text:p text:style-name="P1"><text:span text:style-name="T1">Récupération liste</text:span></text:p>
          <text:p text:style-name="P1"><text:span text:style-name="T1">de 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12.431cm" svg:y="6.38cm">
          <text:p text:style-name="P1"><text:span text:style-name="T1">Détection de la</text:span></text:p>
          <text:p text:style-name="P1"><text:span text:style-name="T1">ver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6.017cm" svg:y="4.492cm">
          <text:p text:style-name="P1"><text:span text:style-name="T1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7.922cm" svg:y="8.302cm">
          <text:p text:style-name="P1"><text:span text:style-name="T1">Récupération liste</text:span></text:p>
          <text:p text:style-name="P1"><text:span text:style-name="T1">de 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27cm" svg:x="7.922cm" svg:y="6.397cm">
          <text:p text:style-name="P1"><text:span text:style-name="T1">Détection de la</text:span></text:p>
          <text:p text:style-name="P1"><text:span text:style-name="T1">ver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27cm" svg:x="14.907cm" svg:y="4.475cm">
          <text:p text:style-name="P1"><text:span text:style-name="T1">OS 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54cm" svg:height="1.27cm" svg:x="16.812cm" svg:y="8.285cm">
          <text:p text:style-name="P1"><text:span text:style-name="T1">Récupération liste</text:span></text:p>
          <text:p text:style-name="P1"><text:span text:style-name="T1">de 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27cm" svg:x="16.812cm" svg:y="6.38cm">
          <text:p text:style-name="P1"><text:span text:style-name="T1">Détection de la</text:span></text:p>
          <text:p text:style-name="P1"><text:span text:style-name="T1">vers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72cm" svg:y1="3.206cm" svg:x2="3.477cm" svg:y2="4.475cm" draw:start-shape="id1" draw:start-glue-point="2" draw:end-shape="id2" svg:d="M9572 3206v635h-6095v634" svg:viewBox="0 0 6096 1270">
          <text:p/>
        </draw:connector>
        <draw:connector draw:style-name="gr2" draw:text-style-name="P1" draw:layer="layout" svg:x1="9.572cm" svg:y1="3.206cm" svg:x2="7.287cm" svg:y2="4.492cm" draw:start-shape="id1" draw:start-glue-point="2" draw:end-shape="id3" svg:d="M9572 3206v643h-2285v643" svg:viewBox="0 0 2286 1287">
          <text:p/>
        </draw:connector>
        <draw:connector draw:style-name="gr2" draw:text-style-name="P1" draw:layer="layout" svg:x1="11.796cm" svg:y1="4.475cm" svg:x2="9.572cm" svg:y2="3.206cm" draw:start-shape="id4" draw:start-glue-point="0" draw:end-shape="id1" draw:end-glue-point="2" svg:d="M11796 4475v-634h-2224v-635" svg:viewBox="0 0 2225 1270">
          <text:p/>
        </draw:connector>
        <draw:connector draw:style-name="gr2" draw:text-style-name="P1" draw:layer="layout" svg:x1="16.177cm" svg:y1="4.475cm" svg:x2="9.572cm" svg:y2="3.206cm" draw:start-shape="id5" draw:start-glue-point="0" draw:end-shape="id1" draw:end-glue-point="2" svg:d="M16177 4475v-634h-6605v-635" svg:viewBox="0 0 6606 1270">
          <text:p/>
        </draw:connector>
        <draw:connector draw:style-name="gr2" draw:text-style-name="P1" draw:layer="layout" svg:x1="7.287cm" svg:y1="5.762cm" svg:x2="7.922cm" svg:y2="7.032cm" draw:start-shape="id3" draw:start-glue-point="2" draw:end-shape="id6" draw:end-glue-point="3" svg:d="M7287 5762v1270h635" svg:viewBox="0 0 636 1271">
          <text:p/>
        </draw:connector>
        <draw:connector draw:style-name="gr2" draw:text-style-name="P1" draw:layer="layout" svg:x1="7.287cm" svg:y1="5.762cm" svg:x2="7.922cm" svg:y2="8.937cm" draw:start-shape="id3" draw:start-glue-point="2" draw:end-shape="id7" draw:end-glue-point="3" svg:d="M7287 5762v3175h635" svg:viewBox="0 0 636 3176">
          <text:p/>
        </draw:connector>
        <draw:connector draw:style-name="gr2" draw:text-style-name="P1" draw:layer="layout" svg:x1="11.796cm" svg:y1="5.745cm" svg:x2="12.431cm" svg:y2="7.015cm" draw:start-shape="id4" draw:start-glue-point="2" draw:end-shape="id8" draw:end-glue-point="3" svg:d="M11796 5745v1270h635" svg:viewBox="0 0 636 1271">
          <text:p/>
        </draw:connector>
        <draw:connector draw:style-name="gr2" draw:text-style-name="P1" draw:layer="layout" svg:x1="11.796cm" svg:y1="5.745cm" svg:x2="12.431cm" svg:y2="8.92cm" draw:start-shape="id4" draw:start-glue-point="2" draw:end-shape="id9" draw:end-glue-point="3" svg:d="M11796 5745v3175h635" svg:viewBox="0 0 636 3176">
          <text:p/>
        </draw:connector>
        <draw:connector draw:style-name="gr2" draw:text-style-name="P1" draw:layer="layout" svg:x1="16.177cm" svg:y1="5.745cm" svg:x2="16.812cm" svg:y2="7.015cm" draw:start-shape="id5" draw:end-shape="id10" draw:end-glue-point="3" svg:d="M16177 5745v1270h635" svg:viewBox="0 0 636 1271">
          <text:p/>
        </draw:connector>
        <draw:connector draw:style-name="gr2" draw:text-style-name="P1" draw:layer="layout" svg:x1="16.177cm" svg:y1="5.745cm" svg:x2="16.812cm" svg:y2="8.92cm" draw:start-shape="id5" draw:start-glue-point="2" draw:end-shape="id11" draw:end-glue-point="3" svg:d="M16177 5745v3175h635" svg:viewBox="0 0 636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32:49.523592857</meta:creation-date>
    <dc:date>2015-05-24T21:11:26.427057304</dc:date>
    <meta:editing-duration>PT2M2S</meta:editing-duration>
    <meta:editing-cycles>2</meta:editing-cycles>
    <meta:generator>LibreOffice/4.3.7.2$Linux_X86_64 LibreOffice_project/430m0$Build-2</meta:generator>
    <meta:document-statistic meta:object-count="21"/>
  </office:meta>
</office:document-meta>
</file>